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2pt" fo:font-weight="bold" officeooo:rsid="002f6d8b" officeooo:paragraph-rsid="000125e3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Liberation Serif" fo:font-size="12pt" fo:font-weight="bold" officeooo:rsid="001416da" officeooo:paragraph-rsid="001416da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Liberation Serif" fo:font-size="12pt" fo:font-weight="normal" officeooo:rsid="002f6d8b" officeooo:paragraph-rsid="000125e3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Liberation Serif" fo:font-size="12pt" fo:font-weight="normal" officeooo:paragraph-rsid="000125e3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weight="bold" officeooo:rsid="000c1144" officeooo:paragraph-rsid="000125e3" style:font-weight-asian="bold" style:font-weight-complex="bold"/>
    </style:style>
    <style:style style:name="P6" style:family="paragraph" style:parent-style-name="Standard">
      <style:text-properties fo:font-weight="bold" officeooo:rsid="000c1144" officeooo:paragraph-rsid="001aef63" style:font-weight-asian="bold" style:font-weight-complex="bold"/>
    </style:style>
    <style:style style:name="P7" style:family="paragraph" style:parent-style-name="Standard">
      <style:text-properties fo:font-weight="bold" officeooo:rsid="002dbe9b" officeooo:paragraph-rsid="000125e3" style:font-weight-asian="bold" style:font-weight-complex="bold"/>
    </style:style>
    <style:style style:name="P8" style:family="paragraph" style:parent-style-name="Standard">
      <style:text-properties fo:font-weight="bold" officeooo:rsid="002de30f" officeooo:paragraph-rsid="000125e3" style:font-weight-asian="bold" style:font-weight-complex="bold"/>
    </style:style>
    <style:style style:name="P9" style:family="paragraph" style:parent-style-name="Standard">
      <style:text-properties fo:font-weight="bold" officeooo:rsid="0001ca63" officeooo:paragraph-rsid="0001ca63" style:font-weight-asian="bold" style:font-weight-complex="bold"/>
    </style:style>
    <style:style style:name="P10" style:family="paragraph" style:parent-style-name="Standard">
      <style:text-properties fo:font-weight="bold" officeooo:rsid="0007b678" officeooo:paragraph-rsid="0007b678" style:font-weight-asian="bold" style:font-weight-complex="bold"/>
    </style:style>
    <style:style style:name="P11" style:family="paragraph" style:parent-style-name="Standard">
      <style:text-properties fo:font-weight="bold" officeooo:rsid="00097fd3" officeooo:paragraph-rsid="00097fd3" style:font-weight-asian="bold" style:font-weight-complex="bold"/>
    </style:style>
    <style:style style:name="P12" style:family="paragraph" style:parent-style-name="Standard">
      <style:text-properties fo:font-weight="bold" officeooo:rsid="000ca123" officeooo:paragraph-rsid="000ca123" style:font-weight-asian="bold" style:font-weight-complex="bold"/>
    </style:style>
    <style:style style:name="P13" style:family="paragraph" style:parent-style-name="Standard">
      <style:text-properties fo:font-weight="bold" officeooo:rsid="000e4ae1" officeooo:paragraph-rsid="000e4ae1" style:font-weight-asian="bold" style:font-weight-complex="bold"/>
    </style:style>
    <style:style style:name="P14" style:family="paragraph" style:parent-style-name="Standard">
      <style:text-properties fo:font-weight="bold" officeooo:rsid="00104334" officeooo:paragraph-rsid="00104334" style:font-weight-asian="bold" style:font-weight-complex="bold"/>
    </style:style>
    <style:style style:name="P15" style:family="paragraph" style:parent-style-name="Standard">
      <style:text-properties fo:font-weight="bold" officeooo:rsid="0011e22f" officeooo:paragraph-rsid="0011e22f" style:font-weight-asian="bold" style:font-weight-complex="bold"/>
    </style:style>
    <style:style style:name="P16" style:family="paragraph" style:parent-style-name="Standard">
      <style:text-properties fo:font-weight="bold" officeooo:rsid="00146517" officeooo:paragraph-rsid="00146517" style:font-weight-asian="bold" style:font-weight-complex="bold"/>
    </style:style>
    <style:style style:name="P17" style:family="paragraph" style:parent-style-name="Standard">
      <style:text-properties fo:font-weight="bold" officeooo:rsid="00146517" officeooo:paragraph-rsid="00165aca" style:font-weight-asian="bold" style:font-weight-complex="bold"/>
    </style:style>
    <style:style style:name="P18" style:family="paragraph" style:parent-style-name="Standard">
      <style:text-properties fo:font-weight="bold" officeooo:rsid="002dbe9b" officeooo:paragraph-rsid="000125e3" style:font-weight-asian="bold" style:font-weight-complex="bold"/>
    </style:style>
    <style:style style:name="P19" style:family="paragraph" style:parent-style-name="Standard">
      <style:text-properties style:font-name="Liberation Serif" fo:font-size="12pt" fo:font-weight="bold" officeooo:rsid="002f6d8b" officeooo:paragraph-rsid="000125e3" style:font-size-asian="12pt" style:font-weight-asian="bold" style:font-size-complex="12pt" style:font-weight-complex="bold"/>
    </style:style>
    <style:style style:name="T1" style:family="text">
      <style:text-properties officeooo:rsid="000b52f0"/>
    </style:style>
    <style:style style:name="T2" style:family="text">
      <style:text-properties officeooo:rsid="000d0a8f"/>
    </style:style>
    <style:style style:name="T3" style:family="text">
      <style:text-properties officeooo:rsid="0012b459"/>
    </style:style>
    <style:style style:name="T4" style:family="text">
      <style:text-properties officeooo:rsid="001300b5"/>
    </style:style>
    <style:style style:name="T5" style:family="text">
      <style:text-properties officeooo:rsid="001507a4"/>
    </style:style>
    <style:style style:name="T6" style:family="text">
      <style:text-properties officeooo:rsid="00165aca"/>
    </style:style>
    <style:style style:name="T7" style:family="text">
      <style:text-properties officeooo:rsid="00182051"/>
    </style:style>
    <style:style style:name="T8" style:family="text">
      <style:text-properties officeooo:rsid="001aef63"/>
    </style:style>
    <style:style style:name="T9" style:family="text">
      <style:text-properties officeooo:rsid="001c29db"/>
    </style:style>
    <style:style style:name="T10" style:family="text">
      <style:text-properties officeooo:rsid="001e24fe"/>
    </style:style>
    <style:style style:name="T11" style:family="text">
      <style:text-properties officeooo:rsid="001fd8d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inux <text:span text:style-name="T9">System Administrator - </text:span><text:span text:style-name="T11">703</text:span></text:p>
      <text:p text:style-name="P5"/>
      <text:p text:style-name="P7">Laboratório <text:span text:style-name="T9">02</text:span></text:p>
      <text:p text:style-name="P7"/>
      <text:p text:style-name="P5"/>
      <text:p text:style-name="P6">1) <text:span text:style-name="T8">Listar o diretorio raiz recursivamente.</text:span></text:p>
      <text:p text:style-name="P5"/>
      <text:p text:style-name="P10">2) Abra o manual do comando ls.</text:p>
      <text:p text:style-name="P10"/>
      <text:p text:style-name="P11">3) <text:span text:style-name="T1">Volte ao diretório anterior usando caminho relativo.</text:span></text:p>
      <text:p text:style-name="P11"/>
      <text:p text:style-name="P12">4) <text:span text:style-name="T2">Procure todos os manuais com a palavra copy.</text:span></text:p>
      <text:p text:style-name="P12"/>
      <text:p text:style-name="P13">5) Limpe a tela do terminal.</text:p>
      <text:p text:style-name="P13"/>
      <text:p text:style-name="P14">6) Liste o diretório que contém as páginas de manuais do man.</text:p>
      <text:p text:style-name="P14"/>
      <text:p text:style-name="P17">7) <text:span text:style-name="T6">Crie um </text:span><text:span text:style-name="T11">link simbólico</text:span><text:span text:style-name="T6"> com </text:span><text:span text:style-name="T11">o </text:span><text:span text:style-name="T6">nome teste para o diretório tmp.</text:span></text:p>
      <text:p text:style-name="P16"/>
      <text:p text:style-name="P16">8) <text:span text:style-name="T5">Acesse o diretório usr.</text:span></text:p>
      <text:p text:style-name="P14"/>
      <text:p text:style-name="P15"><text:span text:style-name="T4">9</text:span>) <text:span text:style-name="T3">Exiba a localização do comando cp.</text:span></text:p>
      <text:p text:style-name="P4"/>
      <text:p text:style-name="P2">10) <text:span text:style-name="T7">Faça com que o sistema </text:span><text:span text:style-name="T11">seja desligado no mesmo momento</text:span><text:span text:style-name="T7">.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4T21:33:28.118676747</meta:creation-date>
    <dc:date>2021-04-11T18:49:04.584066870</dc:date>
    <meta:editing-duration>PT13M41S</meta:editing-duration>
    <meta:editing-cycles>28</meta:editing-cycles>
    <meta:generator>LibreOffice/7.1.1.2$Linux_X86_64 LibreOffice_project/10$Build-2</meta:generator>
    <meta:document-statistic meta:table-count="0" meta:image-count="0" meta:object-count="0" meta:page-count="1" meta:paragraph-count="12" meta:word-count="91" meta:character-count="496" meta:non-whitespace-character-count="417"/>
  </office:meta>
</office:document-meta>
</file>